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Caladea" svg:font-family="Caladea" style:font-family-generic="roman" style:font-pitch="variable"/>
    <style:font-face style:name="Clear Sans Medium" svg:font-family="'Clear Sans Medium'" style:font-family-generic="swiss" style:font-pitch="variable"/>
    <style:font-face style:name="Clear Sans Thin" svg:font-family="'Clear Sans Thin'" style:font-family-generic="swiss" style:font-pitch="variable"/>
    <style:font-face style:name="Comfortaa" svg:font-family="Comfortaa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line-height="100%"/>
      <style:text-properties fo:font-size="10pt" style:font-size-asian="10pt" style:font-size-complex="10pt"/>
    </style:style>
    <style:style style:name="P2" style:family="paragraph" style:parent-style-name="Heading_20_2">
      <style:paragraph-properties fo:line-height="100%"/>
      <style:text-properties fo:font-size="10pt" officeooo:rsid="00236f32" officeooo:paragraph-rsid="00236f32" style:font-size-asian="10pt" style:font-size-complex="10pt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Andika" fo:font-size="10pt" officeooo:rsid="001ce21c" officeooo:paragraph-rsid="001ce21c" style:font-size-asian="10pt" style:font-size-complex="10pt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Andika" fo:font-size="10pt" officeooo:rsid="001ce21c" officeooo:paragraph-rsid="001e3bdd" style:font-size-asian="10pt" style:font-size-complex="10pt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Andika" fo:font-size="10pt" officeooo:rsid="001ce21c" officeooo:paragraph-rsid="001e6456" style:font-size-asian="10pt" style:font-size-complex="10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Andika" fo:font-size="10pt" officeooo:rsid="001e3bdd" officeooo:paragraph-rsid="001e3bdd" style:font-size-asian="10pt" style:font-size-complex="10pt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Andika" fo:font-size="10pt" officeooo:rsid="001e3bdd" officeooo:paragraph-rsid="001e6456" style:font-size-asian="10pt" style:font-size-complex="10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Andika" fo:font-size="10pt" officeooo:rsid="001e6456" officeooo:paragraph-rsid="001e6456" style:font-size-asian="10pt" style:font-size-complex="10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Andika" fo:font-size="10pt" officeooo:rsid="001e6456" officeooo:paragraph-rsid="001fd8e9" style:font-size-asian="10pt" style:font-size-complex="10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Andika" fo:font-size="10pt" officeooo:rsid="001e6456" officeooo:paragraph-rsid="0021cb8f" style:font-size-asian="10pt" style:font-size-complex="10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ndika" fo:font-size="10pt" fo:font-weight="bold" officeooo:rsid="001e3bdd" officeooo:paragraph-rsid="001e6456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Andika" fo:font-size="10pt" fo:font-weight="bold" officeooo:rsid="001e6456" officeooo:paragraph-rsid="001fd8e9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Andika" fo:font-size="10pt" fo:font-weight="bold" officeooo:rsid="001e6456" officeooo:paragraph-rsid="0021cb8f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100%" fo:text-align="start" style:justify-single-word="false"/>
      <style:text-properties style:font-name="Andika" fo:font-size="10pt" fo:font-weight="bold" officeooo:rsid="001ce21c" officeooo:paragraph-rsid="001e6456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Andika" fo:font-size="10pt" fo:font-weight="bold" officeooo:rsid="001ce21c" officeooo:paragraph-rsid="001ce21c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 style:list-style-name="L24"/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e6456"/>
    </style:style>
    <style:style style:name="T3" style:family="text">
      <style:text-properties officeooo:rsid="001fd8e9"/>
    </style:style>
    <style:style style:name="T4" style:family="text">
      <style:text-properties officeooo:rsid="0021cb8f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OLUZIONI FINALI:</text:h>
      <text:h text:style-name="P1" text:outline-level="2">Scenario: Phillip</text:h>
      <text:p text:style-name="P16"><text:span text:style-name="T1">A Phillip consiglierei innanzitutto di </text:span><text:span text:style-name="Strong_20_Emphasis"><text:span text:style-name="T1">prendersi la responsabilità dell’errore</text:span></text:span><text:span text:style-name="T1">, senza cercare scuse. Sbagliare, soprattutto all’inizio, è normale e fa parte del processo di apprendimento. La cosa importante è </text:span><text:span text:style-name="Strong_20_Emphasis"><text:span text:style-name="T1">riconoscere l’errore</text:span></text:span><text:span text:style-name="T1">, chiedere scusa a Dan per non aver seguito le regole condivise e impegnarsi a non ripeterlo.</text:span></text:p>
      <text:p text:style-name="P16"><text:span text:style-name="T1">Se fossi Phillip, cercherei di </text:span><text:span text:style-name="Strong_20_Emphasis"><text:span text:style-name="T1">cambiare atteggiamento nel chiedere aiuto</text:span></text:span><text:span text:style-name="T1">, capendo che farlo non è un segno di debolezza ma di professionalità. Chiedere una revisione prima di un merge è una tutela per tutti, non solo per chi è alle prime armi.<text:line-break/>Per rimanere motivato, mi ricorderei che un singolo errore non definisce il mio valore come sviluppatore e userei il feedback ricevuto per migliorare e crescere.</text:span></text:p>
      <text:h text:style-name="P1" text:outline-level="2">Scenario: James</text:h>
      <text:p text:style-name="P16"><text:span text:style-name="T1">James si trova di fronte a una situazione comune nel mondo IT: </text:span><text:span text:style-name="Strong_20_Emphasis"><text:span text:style-name="T1">le tecnologie cambiano velocemente</text:span></text:span><text:span text:style-name="T1"> e non è possibile sapere tutto in anticipo. Il consiglio è quello di accettare che, a volte, sarà necessario fare uno sforzo in più per rispettare le tempistiche del progetto, anche restando qualche ora in più.</text:span></text:p>
      <text:p text:style-name="P16"><text:span text:style-name="T1">Detto questo, James dovrebbe anche imparare a </text:span><text:span text:style-name="Strong_20_Emphasis"><text:span text:style-name="T1">ottimizzare il modo in cui apprende</text:span></text:span><text:span text:style-name="T1">, concentrandosi sulle tecnologie realmente utilizzate nel progetto corrente e chiedendo supporto ai colleghi quando necessario.<text:line-break/>Capire che non è un fallimento dover aggiornare una soluzione già fatta può aiutarlo a non sentirsi sopraffatto e a mantenere la motivazione nel lungo periodo.</text:span></text:p>
      <text:h text:style-name="P1" text:outline-level="2">Scenario: Angelique</text:h>
      <text:p text:style-name="P16"><text:span text:style-name="T1">Angelique si trova in un </text:span><text:span text:style-name="Strong_20_Emphasis"><text:span text:style-name="T1">conflitto di valori</text:span></text:span><text:span text:style-name="T1"> tra responsabilità professionale e vita personale. Prima di tutto dovrebbe analizzare la situazione: si tratta di una vera emergenza o di un problema organizzativo che si ripete spesso?</text:span></text:p>
      <text:p text:style-name="P16"><text:span text:style-name="T1">Se fossi in lei, cercherei una soluzione equilibrata: </text:span><text:span text:style-name="Strong_20_Emphasis"><text:span text:style-name="T1">risolvere i ticket più urgenti</text:span></text:span><text:span text:style-name="T1">, dando un contributo concreto al team, ma senza ignorare completamente i miei limiti personali.<text:line-break/>Se Angelique fosse una mia collega, la incoraggerei ricordandole che ha già fatto molto durante la giornata e che aiutarsi a vicenda nel team è importante, ma che anche il rispetto per il proprio tempo e benessere lo è. Trovare un compromesso è spesso la scelta più matura.</text:span></text:p>
      <text:h text:style-name="P1" text:outline-level="2">Scenario: Hannah</text:h>
      <text:p text:style-name="P16"><text:span text:style-name="T1">Hannah è in una fase di </text:span><text:span text:style-name="Strong_20_Emphasis"><text:span text:style-name="T1">adattamento iniziale</text:span></text:span><text:span text:style-name="T1">, che può essere molto stressante. Se fossi in lei, cercherei di ristabilire un minimo di equilibrio tra lavoro e vita personale, magari ritagliandomi del tempo per uscire con amici o fare attività che mi aiutino a staccare.</text:span></text:p>
      <text:p text:style-name="P16"><text:span text:style-name="T1">Mi direi che questa situazione è temporanea e che con il tempo il carico di lavoro diventerà più gestibile. Parlare con i colleghi, confrontarsi sulle loro esperienze passate e fissarsi </text:span><text:span text:style-name="Strong_20_Emphasis"><text:span text:style-name="T1">piccoli obiettivi raggiungibili</text:span></text:span><text:span text:style-name="T1"> potrebbe aiutarla a sentirsi meno sola e più motivata.</text:span></text:p>
      <text:h text:style-name="P1" text:outline-level="2">Scenario: Mercedes</text:h>
      <text:p text:style-name="P16"><text:span text:style-name="T1">Mercedes dovrebbe partire dal </text:span><text:span text:style-name="Strong_20_Emphasis"><text:span text:style-name="T1">riconoscere il problema</text:span></text:span><text:span text:style-name="T1">, accettando il feedback del manager senza viverlo come un attacco personale. Spiegherei le mie difficoltà in modo sincero, senza giustificazioni, chiarendo che la paura di disturbare il team mi porta a perdere tempo cercando soluzioni da sola.</text:span></text:p>
      <text:p text:style-name="P16"><text:span text:style-name="T1">Il passo successivo sarebbe </text:span><text:span text:style-name="Strong_20_Emphasis"><text:span text:style-name="T1">iniziare a chiedere aiuto più spesso</text:span></text:span><text:span text:style-name="T1">, capendo che la collaborazione non rallenta il team, ma lo rende più efficiente. Mettersi in gioco e adottare una vera mentalità di lavoro di gruppo può aiutarla a migliorare le performance e a sentirsi più sicura nel proprio ruol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Caladea" svg:font-family="Caladea" style:font-family-generic="roman" style:font-pitch="variable"/>
    <style:font-face style:name="Clear Sans Medium" svg:font-family="'Clear Sans Medium'" style:font-family-generic="swiss" style:font-pitch="variable"/>
    <style:font-face style:name="Clear Sans Thin" svg:font-family="'Clear Sans Thin'" style:font-family-generic="swiss" style:font-pitch="variable"/>
    <style:font-face style:name="Comfortaa" svg:font-family="Comfortaa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06:09.630056075</meta:creation-date>
    <meta:print-date>2025-12-15T17:24:57.584774848</meta:print-date>
    <meta:printed-by>File PDF</meta:printed-by>
    <dc:date>2025-12-15T17:27:56.439497825</dc:date>
    <meta:editing-duration>PT1H5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522" meta:character-count="3324" meta:non-whitespace-character-count="2818"/>
  </office:meta>
</office:document-meta>
</file>